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36.84mm"/>
    </style:style>
    <style:style style:name="co3" style:family="table-column">
      <style:table-column-properties fo:break-before="auto" style:column-width="24.73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27.0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31mm"/>
    </style:style>
    <style:style style:name="ro1" style:family="table-row">
      <style:table-row-properties style:row-height="7.2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3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Ari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ster: Leon Thoma</text:p>
          </table:table-cell>
          <table:covered-table-cell/>
          <table:table-cell table:style-name="ce8" office:value-type="string" calcext:value-type="string">
            <text:p>Examiners:</text:p>
          </table:table-cell>
          <table:table-cell table:style-name="ce11" office:value-type="string" calcext:value-type="string" table:number-columns-spanned="2" table:number-rows-spanned="1">
            <text:p>Revital Weic, Riccardo Pergola, Senayit Berhane</text:p>
          </table:table-cell>
          <table:covered-table-cell/>
          <table:table-cell table:style-name="ce12" office:value-type="string" calcext:value-type="string" table:number-columns-spanned="2" table:number-rows-spanned="1">
            <text:p>Date: 25.10.2019</text:p>
          </table:table-cell>
          <table:covered-table-cell/>
          <table:table-cell table:style-name="ce9"/>
        </table:table-row>
        <table:table-row table:style-name="ro2">
          <table:table-cell table:style-name="ce2"/>
          <table:table-cell table:style-name="ce6"/>
          <table:table-cell table:style-name="ce9" table:number-columns-repeated="6"/>
        </table:table-row>
        <table:table-row table:style-name="ro3">
          <table:table-cell table:style-name="ce2" office:value-type="string" calcext:value-type="string">
            <text:p>Topic no.</text:p>
          </table:table-cell>
          <table:table-cell table:style-name="ce6" office:value-type="string" calcext:value-type="string">
            <text:p>Title</text:p>
          </table:table-cell>
          <table:table-cell table:style-name="ce9" office:value-type="string" calcext:value-type="string">
            <text:p>Fashion &amp; shopping</text:p>
          </table:table-cell>
          <table:table-cell table:style-name="ce9" office:value-type="string" calcext:value-type="string">
            <text:p>Health &amp; diet </text:p>
          </table:table-cell>
          <table:table-cell table:style-name="ce9" office:value-type="string" calcext:value-type="string">
            <text:p>Humanities</text:p>
          </table:table-cell>
          <table:table-cell table:style-name="ce9" office:value-type="string" calcext:value-type="string">
            <text:p>Technology &amp; electronics</text:p>
          </table:table-cell>
          <table:table-cell table:style-name="ce9" office:value-type="string" calcext:value-type="string">
            <text:p>Vehicles</text:p>
          </table:table-cell>
          <table:table-cell table:style-name="ce9" office:value-type="string" calcext:value-type="string">
            <text:p>Natural sciences</text:p>
          </table:table-cell>
        </table:table-row>
        <table:table-row table:style-name="ro4">
          <table:table-cell table:style-name="ce3" office:value-type="float" office:value="70" calcext:value-type="float">
            <text:p>70</text:p>
          </table:table-cell>
          <table:table-cell table:style-name="ce7" office:value-type="string" calcext:value-type="string">
            <text:p>Who is more likely to give money to beggars?</text:p>
            <text:p>Are there diﬀerences in gender and age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5">
          <table:table-cell table:style-name="ce3" office:value-type="float" office:value="69" calcext:value-type="float">
            <text:p>69</text:p>
          </table:table-cell>
          <table:table-cell table:style-name="ce7" office:value-type="string" calcext:value-type="string">
            <text:p>The Active Communiy of Foodsharer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table-cell table:style-name="ce7" office:value-type="string" calcext:value-type="string">
            <text:p>Weather and Distance eﬀe <text:s text:c="3"/>cts students commuting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Nuclear energy rejection, justiﬁed?</text:p>
          </table:table-cell>
          <table:table-cell table:style-name="ce10" table:number-columns-repeated="3"/>
          <table:table-cell office:value-type="string" calcext:value-type="string">
            <text:p>X</text:p>
          </table:table-cell>
          <table:table-cell table:style-name="ce10" table:number-columns-repeated="2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Rental price has no clear eﬀ   ect on littering</text:p>
            <text:p>Freiburgs playground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7" office:value-type="string" calcext:value-type="string">
            <text:p>The eﬀ   ect of sex and weight on choosing a</text:p>
            <text:p>vegetarian meal amongst college student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The inﬂuence of altitude on tree height:</text:p>
            <text:p>A small-scale study on silver ﬁr (Abies alba) in a</text:p>
            <text:p>mixed temperate forest, Southern Germany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More expensive and organic cereals are likely to</text:p>
            <text:p>contain less sug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7" office:value-type="string" calcext:value-type="string">
            <text:p>Empathetic Yawn Response to Strangers is not</text:p>
            <text:p>Aﬀe  cted by Gender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6">
          <table:table-cell table:style-name="ce3" office:value-type="float" office:value="53" calcext:value-type="float">
            <text:p>53</text:p>
          </table:table-cell>
          <table:table-cell table:style-name="ce7" office:value-type="string" calcext:value-type="string">
            <text:p>No conclusive evidence found for an eﬀe    ct of</text:p>
            <text:p>socio-economic status on litter amount on</text:p>
            <text:p>Playground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No Gender Diﬀ   erence in Contageous Yawn</text:p>
            <text:p>Response to Stranger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The Lateness Paradoxon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Height and stem growth in forestry: a trade-oﬀ</text:p>
            <text:p>Aﬀe  cted by altitude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Drinking Patterns Among Students Aﬀected by</text:p>
            <text:p>Gender and Ag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Does gender aﬀe   ct alignment of personality traits</text:p>
            <text:p>to expectations from Astrology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7" office:value-type="string" calcext:value-type="string">
            <text:p>Gender bias in bicycle light usage in Freiburg,</text:p>
            <text:p>Germany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Nuclear energy production is rejected: No need</text:p>
            <text:p>for solid knowledge of the topic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style-name="ce10" table:number-columns-repeated="2"/>
        </table:table-row>
        <table:table-row table:style-name="ro5">
          <table:table-cell table:style-name="ce3" office:value-type="float" office:value="67" calcext:value-type="float">
            <text:p>67</text:p>
          </table:table-cell>
          <table:table-cell table:style-name="ce7" office:value-type="string" calcext:value-type="string">
            <text:p>The Lateness Parado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The eﬀect of weather and distance in bicycle</text:p>
            <text:p>Commuting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/>
        </table:table-row>
        <table:table-row table:style-name="ro4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No Evidence that Empathetic Yawning in</text:p>
            <text:p>Strangers is linked to Gender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tudy of University Freiburg Students: Gender Not Shown to Inﬂuence Alignment With Zodiac Characteristic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6">
          <table:table-cell table:style-name="ce3" office:value-type="float" office:value="68" calcext:value-type="float">
            <text:p>68</text:p>
          </table:table-cell>
          <table:table-cell table:style-name="ce7" office:value-type="string" calcext:value-type="string">
            <text:p>Who stands behind Foodsharing? A demographic</text:p>
            <text:p>study about the participants of Foodsharing in</text:p>
            <text:p>Freiburg.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Does gender and age aﬀect the</text:p>
            <text:p>willingness to donate money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Foodsharing: A student initiative or a broad</text:p>
            <text:p>social movement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Are students eﬀective restroom visitors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5">
          <table:table-cell table:style-name="ce3" office:value-type="float" office:value="74" calcext:value-type="float">
            <text:p>74</text:p>
          </table:table-cell>
          <table:table-cell table:style-name="ce7" office:value-type="string" calcext:value-type="string">
            <text:p>Eﬀect of Surface Water on Tree Leaf Shedding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The dependence of altitude and height growth diﬀerences of Abies alba in mixed forests in southern Germany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65" calcext:value-type="float">
            <text:p>65</text:p>
          </table:table-cell>
          <table:table-cell table:style-name="ce7" office:value-type="string" calcext:value-type="string">
            <text:p>On the relation of litter dumping on playgrounds</text:p>
            <text:p>and socio-economic statu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7" office:value-type="string" calcext:value-type="string">
            <text:p>Drinking habits of students support the cliche of</text:p>
            <text:p>men drinking beer and women drinking cocktail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Eﬀect of surface water availability on rate of leaf</text:p>
            <text:p>shedding in southern Germany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7" office:value-type="string" calcext:value-type="string">
            <text:p>Cheaper breakfast cereals contain more sug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4">
          <table:table-cell table:style-name="ce3" office:value-type="float" office:value="73" calcext:value-type="float">
            <text:p>73</text:p>
          </table:table-cell>
          <table:table-cell table:style-name="ce7" office:value-type="string" calcext:value-type="string">
            <text:p>Altitude eﬀects tree height of coniferious species</text:p>
            <text:p>in a mixed temperate forest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Sugar level aﬀects quality of microwave popcor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4"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Frequency of the empathetic yawn response from</text:p>
            <text:p>strangers shows no gender bia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Eﬀect of Water Availability on Leaf Fall in</text:p>
            <text:p>Eastern Freiburg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Meal Choice Found to be Correlated to Sex and</text:p>
            <text:p>Weight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4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Do astrological personality traits diﬀer on the</text:p>
            <text:p>basis of gender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7" office:value-type="string" calcext:value-type="string">
            <text:p>Gender eﬀects the time we spend in restrooms, no</text:p>
            <text:p>signiﬁcant diﬀerence between older and younger</text:p>
            <text:p>People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Observed gender eﬀect in use of bicycle light after</text:p>
            <text:p>Nightfall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Socio-economic status in boroughs does not seem</text:p>
            <text:p>to aﬀect playground littering in Freiburg,</text:p>
            <text:p>Germany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Sex and weight have an inﬂuence on a vegetarian</text:p>
            <text:p>meal choic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Men Order Beer, Women Order Spirit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Who is more willing to donate money to beggars:</text:p>
            <text:p>Are there diﬀerences in gender and age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The Lateness Paradox: How Punctuality in</text:p>
            <text:p>Students is (not) Aﬀected by Travel Distance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6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Intermediate sugar contents have an positive</text:p>
            <text:p>eﬀect on the popping performance of microwave</text:p>
            <text:p>Popcorn.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ltitude eﬀects tree height of coniferous species</text:p>
            <text:p>in a mixed temperate forest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The eﬀect of weather and distance on bicycle</text:p>
            <text:p>Commuting</text:p>
          </table:table-cell>
          <table:table-cell table:style-name="ce10" table:number-columns-repeated="4"/>
          <table:table-cell office:value-type="string" calcext:value-type="string">
            <text:p>X</text:p>
          </table:table-cell>
          <table:table-cell table:style-name="ce10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Breakfast cereals’ sugar content in relation to</text:p>
            <text:p>their pric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The Popcorn Project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nalysis shows lack of knowledge as a variable</text:p>
            <text:p>correlated to the nuclear energy rejection.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Vegetarian Meal Choice Aﬀected</text:p>
            <text:p>by Sex and Weight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Contagious Yawn Responses Similar in Men and</text:p>
            <text:p>Women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Turn on the bright lights, boys - gender bias in</text:p>
            <text:p>bicycle light usage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mpact of rain and distance on bicyle commuting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/>
        </table:table-row>
        <table:table-row table:style-name="ro4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Gender and Trendsetting: Who Leads the Way</text:p>
            <text:p>Toward Illegal Street Crossings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Impact of Water Resources on Defoliation in</text:p>
            <text:p>Freiburg, Germany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7" office:value-type="string" calcext:value-type="string">
            <text:p>A demographic observation of the foodsharing</text:p>
            <text:p>Community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Age and Gender identiﬁed to be inﬂuencing</text:p>
            <text:p>parameters of University students on beverage</text:p>
            <text:p>Choice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Trendsetters in rule breaking: Who is ﬁrst in</text:p>
            <text:p>illegal red light crossing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Popcorn: sugar amount aﬀects</text:p>
            <text:p>popping mechanism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7" office:value-type="string" calcext:value-type="string">
            <text:p>Who is more likely to give money to beggars?</text:p>
            <text:p>Are there diﬀerences in gender and age?</text:p>
          </table:table-cell>
          <table:table-cell table:style-name="ce10" table:number-columns-repeated="2"/>
          <table:table-cell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Popcorn. How does the sugar aﬀect the eﬃciency</text:p>
            <text:p>of popping?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Eﬀect of Water Source Proximity over Tree Leaf Fall.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Vegetarian meal choice depends on sex and weight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Increasing altitudes lead to decreasing heights of</text:p>
            <text:p>European silver ﬁrs (Abies alba) in Southern</text:p>
            <text:p>German temperate forest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Gender inﬂuences drink choice of student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Women Spend Longer Time in Restrooms, No</text:p>
            <text:p>Time Diﬀerence Between Age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Food waste is counteracted by young people</text:p>
            <text:p>taking responsibility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Zodiac signs; which gender align more to their speculated personality traits? 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Litter Distribution on Playgrounds in Low</text:p>
            <text:p>Income versus High Income Neighbourhoods of</text:p>
            <text:p>Freiburg is not Diﬀerent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72" calcext:value-type="float">
            <text:p>72</text:p>
          </table:table-cell>
          <table:table-cell table:style-name="ce7" office:value-type="string" calcext:value-type="string">
            <text:p>A Survey about Punctuality, Travel Distance and</text:p>
            <text:p>Choice of Transportation of German Student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Price has a negative eﬀect on the sugar content of</text:p>
            <text:p>ready to eat cereals in German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4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Does Gender aﬀect the alignment of personality</text:p>
            <text:p>traits to the descriptions from Zodiac signs?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The eﬀect of weather on bicycle commuting in</text:p>
            <text:p>Freiburg University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/>
        </table:table-row>
        <table:table-row table:style-name="ro5" table:number-rows-repeated="6">
          <table:table-cell table:number-columns-repeated="8"/>
        </table:table-row>
        <table:table-row table:style-name="ro5">
          <table:table-cell table:style-name="ce1" table:number-columns-spanned="2" table:number-rows-spanned="1"/>
          <table:covered-table-cell/>
          <table:table-cell table:style-name="ce8"/>
          <table:table-cell table:style-name="ce11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/>
        </table:table-row>
        <table:table-row table:style-name="ro5" table:number-rows-repeated="1048491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 style:data-style-name="N2" text:time-value="17:30:20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7:44:36.050127484</meta:creation-date>
    <dc:date>2019-10-25T17:31:05.298000000</dc:date>
    <meta:editing-duration>PT3H54M31S</meta:editing-duration>
    <meta:editing-cycles>7</meta:editing-cycles>
    <meta:generator>LibreOffice/5.2.5.1$Windows_x86 LibreOffice_project/0312e1a284a7d50ca85a365c316c7abbf20a4d22</meta:generator>
    <meta:document-statistic meta:table-count="1" meta:cell-count="234" meta:object-count="0"/>
  </office:meta>
</office:document-meta>
</file>